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35DD02A33292EF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89in" svg:height="5.1362in" draw:z-index="0"><draw:image xlink:href="Pictures/1000020100000780000004B035DD02A33292EF8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26:43.692930545</meta:creation-date>
    <dc:date>2019-03-12T15:49:50.889880598</dc:date>
    <meta:editing-duration>PT23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